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="none" draw:fill-color="#ffffff"/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5.4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6.6cm" svg:y="0.9cm">
          <draw:text-box>
            <text:p text:style-name="P2">x<text:span text:style-name="T1">1</text:span></text:p>
          </draw:text-box>
        </draw:frame>
        <draw:custom-shape draw:style-name="gr1" draw:text-style-name="P1" draw:layer="layout" svg:width="3.9cm" svg:height="3.8cm" svg:x="19.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20.7cm" svg:y="1cm">
          <draw:text-box>
            <text:p text:style-name="P2">-x<text:span text:style-name="T1">1</text:span></text:p>
          </draw:text-box>
        </draw:frame>
        <draw:custom-shape draw:style-name="gr1" draw:text-style-name="P1" draw:layer="layout" svg:width="3.9cm" svg:height="3.8cm" svg:x="5.40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6.601cm" svg:y="0.9cm">
          <draw:text-box>
            <text:p text:style-name="P2">x<text:span text:style-name="T1">1</text:span></text:p>
          </draw:text-box>
        </draw:frame>
        <draw:custom-shape draw:style-name="gr1" draw:text-style-name="P1" draw:layer="layout" svg:width="3.9cm" svg:height="3.8cm" svg:x="0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2cm" svg:y="10.9cm">
          <draw:text-box>
            <text:p text:style-name="P2">x<text:span text:style-name="T1">2</text:span></text:p>
          </draw:text-box>
        </draw:frame>
        <draw:custom-shape draw:style-name="gr1" draw:text-style-name="P1" draw:layer="layout" svg:width="3.9cm" svg:height="3.8cm" svg:x="9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10.9cm" svg:y="11cm">
          <draw:text-box>
            <text:p text:style-name="P2">x<text:span text:style-name="T1">3</text:span></text:p>
          </draw:text-box>
        </draw:frame>
        <draw:custom-shape draw:style-name="gr1" draw:text-style-name="P1" draw:layer="layout" svg:width="3.9cm" svg:height="3.8cm" svg:x="15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16.8cm" svg:y="10.9cm">
          <draw:text-box>
            <text:p text:style-name="P2">x<text:span text:style-name="T1">2</text:span></text:p>
          </draw:text-box>
        </draw:frame>
        <draw:custom-shape draw:style-name="gr1" draw:text-style-name="P1" draw:layer="layout" svg:width="3.9cm" svg:height="3.8cm" svg:x="24.3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6cm" svg:height="3.4cm" svg:x="25.7cm" svg:y="11cm">
          <draw:text-box>
            <text:p text:style-name="P2">x<text:span text:style-name="T1">3</text:span></text:p>
          </draw:text-box>
        </draw:frame>
        <draw:line draw:style-name="gr3" draw:text-style-name="P4" draw:layer="layout" svg:x1="6.2cm" svg:y1="3.6cm" svg:x2="3.3cm" svg:y2="10.2cm">
          <text:p/>
        </draw:line>
        <draw:line draw:style-name="gr3" draw:text-style-name="P4" draw:layer="layout" svg:x1="8.4cm" svg:y1="3.6cm" svg:x2="11.2cm" svg:y2="10.2cm">
          <text:p/>
        </draw:line>
        <draw:line draw:style-name="gr3" draw:text-style-name="P4" draw:layer="layout" svg:x1="4.6cm" svg:y1="12.1cm" svg:x2="9.5cm" svg:y2="12.1cm">
          <text:p/>
        </draw:line>
        <draw:line draw:style-name="gr4" draw:text-style-name="P4" draw:layer="layout" svg:x1="9.3cm" svg:y1="2.1cm" svg:x2="19.8cm" svg:y2="2.1cm">
          <text:p/>
        </draw:line>
        <draw:line draw:style-name="gr3" draw:text-style-name="P4" draw:layer="layout" svg:x1="20.9cm" svg:y1="3.7cm" svg:x2="17.8cm" svg:y2="10.1cm">
          <text:p/>
        </draw:line>
        <draw:line draw:style-name="gr3" draw:text-style-name="P4" draw:layer="layout" svg:x1="23cm" svg:y1="3.5cm" svg:x2="26cm" svg:y2="10.1cm">
          <text:p/>
        </draw:line>
        <draw:line draw:style-name="gr3" draw:text-style-name="P4" draw:layer="layout" svg:x1="19.4cm" svg:y1="12.1cm" svg:x2="24.3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58:17.573000000</meta:creation-date>
    <dc:date>2018-01-23T12:07:56.202000000</dc:date>
    <meta:editing-duration>PT9M38S</meta:editing-duration>
    <meta:editing-cycles>2</meta:editing-cycles>
    <meta:generator>LibreOffice/5.4.3.2$Windows_X86_64 LibreOffice_project/92a7159f7e4af62137622921e809f8546db437e5</meta:generator>
    <meta:document-statistic meta:object-count="21"/>
  </office:meta>
</office:document-meta>
</file>